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oolManagement.resendSpoolItems( String spoolRepositoryURL , String key , Spool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oolManagement.moveSpoolItems( String srcSpoolRepositoryURL , String srcState , String dstSpoolRepositoryURL , String dstState , String header , String headerValue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oolManagement.resendSpoolItems( String spoolRepositoryURL , String key , String state , String header , String headerValue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.removeSpoolItems( String spoolRepositoryURL , String key , List lockingFailures , SpoolFilter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oolManagement.filterMatches( Mail mail , SpoolFilter filt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poolManagement.moveSpoolItems( String srcSpoolRepositoryURL , String dstSpoolRepositoryURL , String dstState , SpoolFilter fil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poolManagement.removeSpoolItems( String spoolRepositoryURL , String key , String state , String header , String headerValue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.setStore( Store mail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.removeMail( SpoolRepository spoolRepository , String key , int count , List lockingFailures , Spool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oolManagement.removeMail( SpoolRepository spoolRepository , String key , Spool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oolManagement.getSpoolRepository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oolManagement.getSpoolItems( String spoolRepositoryURL , Spool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oolManagement.listSpoolItems( String spoolRepositoryURL , String state , String header , String headerValue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.listSpoolItems( String spoolRepositoryURL , Spool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oolManagement.resendMail( SpoolRepository spoolRepository , String key , SpoolFilter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oolManagement.resendSpoolItems( String spoolRepositoryURL , String key , List lockingFailures , SpoolFilter fil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oolManagement.addressesToStrings( Address [ ] addre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oolManagement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oolManagement.removeSpoolItems( String spoolRepositoryURL , String key , Spool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